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4.868cm"/>
    </style:style>
    <style:style style:name="co3" style:family="table-column">
      <style:table-column-properties fo:break-before="auto" style:column-width="3.836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3.814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14.182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4" style:family="table-cell" style:parent-style-name="Default" style:data-style-name="N108"/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OPCODE</text:p>
          </table:table-cell>
          <table:table-cell table:style-name="ce6" office:value-type="string" calcext:value-type="string">
            <text:p>OPCODE NAME</text:p>
          </table:table-cell>
          <table:table-cell table:style-name="ce6" office:value-type="string" calcext:value-type="string">
            <text:p>FUNCT3</text:p>
          </table:table-cell>
          <table:table-cell table:style-name="ce6" office:value-type="string" calcext:value-type="string">
            <text:p>FUNCT7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DD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D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UB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U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7"/>
    </number:number-style>
    <number:number-style style:name="N108">
      <number:number number:decimal-places="0" number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.00.0000</text:date>, <text:time style:data-style-name="N2" text:time-value="17:55:13.432000000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creation-date>2019-11-24T17:23:45Z</meta:creation-date>
    <dc:date>2020-12-01T13:33:07.440000000</dc:date>
    <meta:editing-cycles>12</meta:editing-cycles>
    <meta:editing-duration>P1DT22H20M14S</meta:editing-duration>
    <meta:document-statistic meta:table-count="1" meta:cell-count="339" meta:object-count="0"/>
  </office:meta>
</office:document-meta>
</file>